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fc6de" officeooo:paragraph-rsid="001fc6de" style:font-size-asian="14pt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fc6de" style:font-size-asian="14pt" style:font-weight-asian="bold" style:font-weight-complex="bold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c7e60"/>
    </style:style>
    <style:style style:name="T27" style:family="text">
      <style:text-properties officeooo:rsid="001ed12f"/>
    </style:style>
    <style:style style:name="T28" style:family="text">
      <style:text-properties officeooo:rsid="001fc6de"/>
    </style:style>
    <style:style style:name="T29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45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6">CASI </text:span>correctamente.</text:p>
      <text:p text:style-name="P19"/>
      <text:p text:style-name="P46"><text:soft-page-break/><text:span text:style-name="T26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7">La funcionalidad de activar y desactivar música y sonidos aún no funciona del todo bien, <text:span text:style-name="T27">hace crashear el juego.</text:span></text:p>
      <text:p text:style-name="P47"/>
      <text:p text:style-name="P49"><text:span text:style-name="T28">3</text:span><text:span text:style-name="T24"> marzo</text:span> 2022</text:p>
      <text:p text:style-name="P48">Creado el nivel 4, que es el nivel extra: <text:span text:style-name="T29">Sin Fin</text:span>. También se han creado e implementado sus gráficos. El nivel funciona correc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04T12:22:57.091000000</dc:date>
    <meta:editing-duration>PT2H19M29S</meta:editing-duration>
    <meta:editing-cycles>34</meta:editing-cycles>
    <meta:document-statistic meta:table-count="0" meta:image-count="0" meta:object-count="0" meta:page-count="5" meta:paragraph-count="66" meta:word-count="969" meta:character-count="5577" meta:non-whitespace-character-count="4673"/>
  </office:meta>
</office:document-meta>
</file>